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4cd7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 text:c="4"/>1. install[ubuntu]:</text:p>
      <text:p text:style-name="Preformatted_20_Text"><text:s text:c="4"/>• sudo apt install docker</text:p>
      <text:p text:style-name="P1"><text:s text:c="4"/>• sudo apt install docker-compose</text:p>
      <text:p text:style-name="Preformatted_20_Text"><text:s text:c="4"/>2. directory: varlib/docker</text:p>
      <text:p text:style-name="Preformatted_20_Text"><text:s text:c="4"/>3. docker daemon process: </text:p>
      <text:p text:style-name="Preformatted_20_Text"><text:s text:c="4"/>• dockerd: The Docker daemon itself and also the only 'Docker' product listed. Provides all the nice UX features of Docker.</text:p>
      <text:p text:style-name="Preformatted_20_Text"><text:s text:c="4"/>• (docker-)containerd - Also a daemon, listening on a Unix socket, exposes gRPC endpoints. Handles all the low-level container management tasks, storage, image distribution, network attachment, etc..</text:p>
      <text:p text:style-name="Preformatted_20_Text"><text:s text:c="4"/>4. docker cli: base command for docker cli is ‘docker’</text:p>
      <text:p text:style-name="Preformatted_20_Text"><text:s text:c="4"/>5. architecture:Docker as a client &lt;-&gt; server application, the daemon is the server, and the CLI is 1 of many clients. There’s also a number of third party clients interfacing with a well defined REST API. </text:p>
      <text:p text:style-name="Preformatted_20_Text"><text:s text:c="7"/></text:p>
      <text:p text:style-name="Preformatted_20_Text"><text:s text:c="7"/>In that case, the Docker daemon ends up running in a virtual machine that uses Linux, and the Docker client is configured to connect to that remote Docker host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6T02:13:00.221453950</dc:date>
    <meta:editing-duration>PT2M43S</meta:editing-duration>
    <meta:editing-cycles>1</meta:editing-cycles>
    <meta:document-statistic meta:table-count="0" meta:image-count="0" meta:object-count="0" meta:page-count="1" meta:paragraph-count="11" meta:word-count="142" meta:character-count="922" meta:non-whitespace-character-count="738"/>
    <meta:generator>LibreOffice/6.0.6.2$Linux_X86_64 LibreOffice_project/00m0$Build-2</meta:generator>
  </office:meta>
</office:document-meta>
</file>